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2107a" officeooo:paragraph-rsid="0002107a" style:font-size-asian="9.60000038146973pt" style:font-size-complex="11pt"/>
    </style:style>
    <style:style style:name="P2" style:family="paragraph" style:parent-style-name="Standard">
      <style:text-properties fo:font-size="10pt" fo:font-weight="normal" officeooo:rsid="0002107a" officeooo:paragraph-rsid="0002107a" style:font-size-asian="8.75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normal" officeooo:rsid="00027506" officeooo:paragraph-rsid="00027506" style:font-size-asian="8.75pt" style:font-weight-asian="normal" style:font-size-complex="10pt" style:font-weight-complex="normal"/>
    </style:style>
    <style:style style:name="P4" style:family="paragraph" style:parent-style-name="Standard" style:list-style-name="L2">
      <style:text-properties fo:font-size="10pt" fo:font-weight="normal" officeooo:rsid="00027506" officeooo:paragraph-rsid="00027506" style:font-size-asian="8.75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bold" officeooo:rsid="00027506" officeooo:paragraph-rsid="00027506" style:font-size-asian="8.75pt" style:font-weight-asian="bold" style:font-size-complex="10pt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0pt" style:text-underline-style="none" fo:font-weight="normal" officeooo:rsid="002084bb" officeooo:paragraph-rsid="00027506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2084bb" officeooo:paragraph-rsid="00027506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2312b2" officeooo:paragraph-rsid="0002750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084bb" officeooo:paragraph-rsid="00027506" style:font-weight-asian="bold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084bb" officeooo:paragraph-rsid="0002750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107a" style:font-weight-asian="bold" style:font-weight-complex="bold"/>
    </style:style>
    <style:style style:name="T3" style:family="text">
      <style:text-properties officeooo:rsid="0002750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 style:font-size-asian="8.75pt" style:font-size-complex="10pt"/>
    </style:style>
    <style:style style:name="T6" style:family="text">
      <style:text-properties fo:font-size="10pt" officeooo:rsid="001a9c52" style:font-size-asian="8.75pt" style:font-size-complex="10pt"/>
    </style:style>
    <style:style style:name="T7" style:family="text">
      <style:text-properties fo:font-size="10pt" officeooo:rsid="0021fd4b" style:font-size-asian="8.75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7"/><text:span text:style-name="T2">LEARNERS <text:s/>ACADEMY </text:span></text:p>
      <text:p text:style-name="Standard"><text:span text:style-name="T2"/></text:p>
      <text:p text:style-name="Standard"><text:span text:style-name="T2"/></text:p>
      <text:p text:style-name="P1"><text:span text:style-name="T1">Objective:</text:span></text:p>
      <text:p text:style-name="P1"><text:span text:style-name="T1"/></text:p>
      <text:p text:style-name="P2"><text:tab/>To design and develop a Back-end Administrative Portal for Learner’s Academy. <text:span text:style-name="T3">The portal keeps track of <text:s/>Students, Teachers, Classes and Subjects.</text:span></text:p>
      <text:p text:style-name="P2"/>
      <text:p text:style-name="P2"/>
      <text:p text:style-name="P5">Features are:</text:p>
      <text:p text:style-name="P5"/>
      <text:p text:style-name="P3">The portal contains a website home page for administrator login. On the successful login of the administrator <text:s/>he/ she can perform the following functions.</text:p>
      <text:p text:style-name="P3"/>
      <text:list xml:id="list211523990" text:style-name="L2">
        <text:list-item>
          <text:p text:style-name="P4">Admin can add or view the student information.</text:p>
        </text:list-item>
        <text:list-item>
          <text:p text:style-name="P4">Admin can add or view the teachers information.</text:p>
        </text:list-item>
        <text:list-item>
          <text:p text:style-name="P4">Admin can schedule or reschedule new classes.</text:p>
        </text:list-item>
        <text:list-item>
          <text:p text:style-name="P4">Admin can assign students and teachers to the classes.</text:p>
        </text:list-item>
        <text:list-item>
          <text:p text:style-name="P4">Admin can add or view the subjects information.</text:p>
        </text:list-item>
      </text:list>
      <text:p text:style-name="P3"/>
      <text:p text:style-name="P9"><text:span text:style-name="T6">C</text:span><text:span text:style-name="T5">oncepts used in the project:</text:span></text:p>
      <text:p text:style-name="P7"/>
      <text:list xml:id="list3718626836" text:style-name="L3">
        <text:list-item>
          <text:p text:style-name="P6">Java in Eclipse IDE</text:p>
        </text:list-item>
        <text:list-item>
          <text:p text:style-name="P6">File Handling</text:p>
        </text:list-item>
        <text:list-item>
          <text:p text:style-name="P6">Collections</text:p>
        </text:list-item>
        <text:list-item>
          <text:p text:style-name="P6">MySQL Work Bench</text:p>
        </text:list-item>
        <text:list-item>
          <text:p text:style-name="P6">Exception Handling</text:p>
        </text:list-item>
        <text:list-item>
          <text:p text:style-name="P6">Sorting</text:p>
        </text:list-item>
        <text:list-item>
          <text:p text:style-name="P6">Flow Control</text:p>
        </text:list-item>
        <text:list-item>
          <text:p text:style-name="P6">Recursion</text:p>
        </text:list-item>
        <text:list-item>
          <text:p text:style-name="P10"><text:span text:style-name="T5">Strea</text:span><text:span text:style-name="T7">ms</text:span><text:span text:style-name="T5"> API</text:span></text:p>
        </text:list-item>
      </text:list>
      <text:p text:style-name="P7"/>
      <text:p text:style-name="P8">Git Hub Link:</text:p>
      <text:p text:style-name="P8"/>
      <text:p text:style-name="P8"><text:tab/><text:tab/><text:tab/><text:a xlink:type="simple" xlink:href="https://github.com/SuvarnaValli/Simpli-Learn.git" text:style-name="Internet_20_link" text:visited-style-name="Visited_20_Internet_20_Link"><text:span text:style-name="T4">https://github.com/SuvarnaValli/Simpli-Learn.git</text:span></text:a></text:p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4T20:50:58.693000000</meta:creation-date>
    <dc:date>2023-05-04T21:13:50.873000000</dc:date>
    <meta:editing-duration>PT12M42S</meta:editing-duration>
    <meta:editing-cycles>1</meta:editing-cycles>
    <meta:document-statistic meta:table-count="0" meta:image-count="0" meta:object-count="0" meta:page-count="1" meta:paragraph-count="22" meta:word-count="131" meta:character-count="852" meta:non-whitespace-character-count="702"/>
    <meta:generator>Neat_Office/6.2.8.2$Windows_x86 LibreOffice_project/</meta:generator>
  </office:meta>
</office:document-meta>
</file>